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2" table:default-cell-style-name="Default"/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4"/>
          <table:table-cell office:value-type="float" office:value="33.76">
            <text:p>33,76</text:p>
          </table:table-cell>
          <table:table-cell office:value-type="float" office:value="19826">
            <text:p>19826</text:p>
          </table:table-cell>
          <table:table-cell/>
          <table:table-cell table:formula="of:=[.E15]/[.F15]*1000" office:value-type="float" office:value="1.70281448602845">
            <text:p>1,7028144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7">
            <text:p>0,57</text:p>
          </table:table-cell>
          <table:table-cell office:value-type="float" office:value="3595">
            <text:p>3595</text:p>
          </table:table-cell>
          <table:table-cell/>
          <table:table-cell table:formula="of:=[.E16]/[.F16]*1000" office:value-type="float" office:value="0.15855354659249">
            <text:p>0,1585535466</text:p>
          </table:table-cell>
          <table:table-cell table:number-columns-repeated="3"/>
          <table:table-cell>
            <draw:frame table:end-cell-address="Arkusz1.S36" table:end-x="0.279cm" table:end-y="0.026cm" draw:z-index="0" draw:style-name="gr1" draw:text-style-name="P1" svg:width="16.002cm" svg:height="8.998cm" svg:x="0.084cm" svg:y="0.08cm">
              <draw:object draw:notify-on-update-of-ranges="Arkusz1.H15:Arkusz1.H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float" office:value="1.35">
            <text:p>1,35</text:p>
          </table:table-cell>
          <table:table-cell office:value-type="float" office:value="5790">
            <text:p>5790</text:p>
          </table:table-cell>
          <table:table-cell/>
          <table:table-cell table:formula="of:=[.E17]/[.F17]*1000" office:value-type="float" office:value="0.233160621761658">
            <text:p>0,23316062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8">
            <text:p>0,78</text:p>
          </table:table-cell>
          <table:table-cell office:value-type="float" office:value="4453">
            <text:p>4453</text:p>
          </table:table-cell>
          <table:table-cell/>
          <table:table-cell table:formula="of:=[.E18]/[.F18]*1000" office:value-type="float" office:value="0.175162811587694">
            <text:p>0,17516281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8">
            <text:p>0,48</text:p>
          </table:table-cell>
          <table:table-cell office:value-type="float" office:value="3393">
            <text:p>3393</text:p>
          </table:table-cell>
          <table:table-cell/>
          <table:table-cell table:formula="of:=[.E19]/[.F19]*1000" office:value-type="float" office:value="0.141467727674624">
            <text:p>0,14146772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6">
            <text:p>0,76</text:p>
          </table:table-cell>
          <table:table-cell office:value-type="float" office:value="4313">
            <text:p>4313</text:p>
          </table:table-cell>
          <table:table-cell/>
          <table:table-cell table:formula="of:=[.E20]/[.F20]*1000" office:value-type="float" office:value="0.176211453744493">
            <text:p>0,1762114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4856">
            <text:p>4856</text:p>
          </table:table-cell>
          <table:table-cell/>
          <table:table-cell table:formula="of:=[.E21]/[.F21]*1000" office:value-type="float" office:value="0.1832784184514">
            <text:p>0,18327841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3189">
            <text:p>3189</text:p>
          </table:table-cell>
          <table:table-cell/>
          <table:table-cell table:formula="of:=[.E22]/[.F22]*1000" office:value-type="float" office:value="0.141110065851364">
            <text:p>0,14111006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4">
            <text:p>2,14</text:p>
          </table:table-cell>
          <table:table-cell office:value-type="float" office:value="7234">
            <text:p>7234</text:p>
          </table:table-cell>
          <table:table-cell/>
          <table:table-cell table:formula="of:=[.E23]/[.F23]*1000" office:value-type="float" office:value="0.295825269560409">
            <text:p>0,29582526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>
            <text:p>0,7</text:p>
          </table:table-cell>
          <table:table-cell office:value-type="float" office:value="4346">
            <text:p>4346</text:p>
          </table:table-cell>
          <table:table-cell/>
          <table:table-cell table:formula="of:=[.E24]/[.F24]*1000" office:value-type="float" office:value="0.161067648412333">
            <text:p>0,161067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193">
            <text:p>5193</text:p>
          </table:table-cell>
          <table:table-cell/>
          <table:table-cell table:formula="of:=[.E25]/[.F25]*1000" office:value-type="float" office:value="0.215674947044098">
            <text:p>0,2156749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3">
            <text:p>1,23</text:p>
          </table:table-cell>
          <table:table-cell office:value-type="float" office:value="5691">
            <text:p>5691</text:p>
          </table:table-cell>
          <table:table-cell/>
          <table:table-cell table:formula="of:=[.E26]/[.F26]*1000" office:value-type="float" office:value="0.216130732735899">
            <text:p>0,2161307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1">
            <text:p>0,31</text:p>
          </table:table-cell>
          <table:table-cell office:value-type="float" office:value="2570">
            <text:p>2570</text:p>
          </table:table-cell>
          <table:table-cell/>
          <table:table-cell table:formula="of:=[.E27]/[.F27]*1000" office:value-type="float" office:value="0.120622568093385">
            <text:p>0,12062256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4">
            <text:p>1,04</text:p>
          </table:table-cell>
          <table:table-cell office:value-type="float" office:value="5154">
            <text:p>5154</text:p>
          </table:table-cell>
          <table:table-cell/>
          <table:table-cell table:formula="of:=[.E28]/[.F28]*1000" office:value-type="float" office:value="0.201785021342646">
            <text:p>0,20178502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6">
            <text:p>1,26</text:p>
          </table:table-cell>
          <table:table-cell office:value-type="float" office:value="5698">
            <text:p>5698</text:p>
          </table:table-cell>
          <table:table-cell/>
          <table:table-cell table:formula="of:=[.E29]/[.F29]*1000" office:value-type="float" office:value="0.221130221130221">
            <text:p>0,22113022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1">
            <text:p>0,21</text:p>
          </table:table-cell>
          <table:table-cell office:value-type="float" office:value="2203">
            <text:p>2203</text:p>
          </table:table-cell>
          <table:table-cell/>
          <table:table-cell table:formula="of:=[.E30]/[.F30]*1000" office:value-type="float" office:value="0.0953245574216977">
            <text:p>0,0953245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04">
            <text:p>3,04</text:p>
          </table:table-cell>
          <table:table-cell office:value-type="float" office:value="8716">
            <text:p>8716</text:p>
          </table:table-cell>
          <table:table-cell/>
          <table:table-cell table:formula="of:=[.E31]/[.F31]*1000" office:value-type="float" office:value="0.348783845800826">
            <text:p>0,34878384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>
            <text:p>1,7</text:p>
          </table:table-cell>
          <table:table-cell office:value-type="float" office:value="6454">
            <text:p>6454</text:p>
          </table:table-cell>
          <table:table-cell/>
          <table:table-cell table:formula="of:=[.E32]/[.F32]*1000" office:value-type="float" office:value="0.263402541059808">
            <text:p>0,2634025411</text:p>
          </table:table-cell>
          <table:table-cell table:number-columns-repeated="4"/>
        </table:table-row>
        <table:table-row table:style-name="ro2">
          <table:table-cell office:value-type="string">
            <text:p>Interface Opt general</text:p>
          </table:table-cell>
          <table:table-cell table:number-columns-repeated="3"/>
          <table:table-cell office:value-type="float" office:value="0.9">
            <text:p>0,9</text:p>
          </table:table-cell>
          <table:table-cell office:value-type="float" office:value="5370">
            <text:p>5370</text:p>
          </table:table-cell>
          <table:table-cell/>
          <table:table-cell table:formula="of:=[.E33]/[.F33]*1000" office:value-type="float" office:value="0.167597765363128">
            <text:p>0,16759776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>
            <text:p>0,9</text:p>
          </table:table-cell>
          <table:table-cell office:value-type="float" office:value="5334">
            <text:p>5334</text:p>
          </table:table-cell>
          <table:table-cell/>
          <table:table-cell table:formula="of:=[.E34]/[.F34]*1000" office:value-type="float" office:value="0.168728908886389">
            <text:p>0,16872890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6434">
            <text:p>6434</text:p>
          </table:table-cell>
          <table:table-cell/>
          <table:table-cell table:formula="of:=[.E35]/[.F35]*1000" office:value-type="float" office:value="0.200497357786758">
            <text:p>0,20049735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5">
            <text:p>1,25</text:p>
          </table:table-cell>
          <table:table-cell office:value-type="float" office:value="6181">
            <text:p>6181</text:p>
          </table:table-cell>
          <table:table-cell/>
          <table:table-cell table:formula="of:=[.E36]/[.F36]*1000" office:value-type="float" office:value="0.202232648438764">
            <text:p>0,202232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1">
            <text:p>0,51</text:p>
          </table:table-cell>
          <table:table-cell office:value-type="float" office:value="4168">
            <text:p>4168</text:p>
          </table:table-cell>
          <table:table-cell/>
          <table:table-cell table:formula="of:=[.E37]/[.F37]*1000" office:value-type="float" office:value="0.12236084452975">
            <text:p>0,1223608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87">
            <text:p>4,87</text:p>
          </table:table-cell>
          <table:table-cell office:value-type="float" office:value="11200">
            <text:p>11200</text:p>
          </table:table-cell>
          <table:table-cell/>
          <table:table-cell table:formula="of:=[.E38]/[.F38]*1000" office:value-type="float" office:value="0.434821428571429">
            <text:p>0,43482142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6">
            <text:p>0,86</text:p>
          </table:table-cell>
          <table:table-cell office:value-type="float" office:value="5044">
            <text:p>5044</text:p>
          </table:table-cell>
          <table:table-cell/>
          <table:table-cell table:formula="of:=[.E39]/[.F39]*1000" office:value-type="float" office:value="0.170499603489294">
            <text:p>0,17049960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3">
            <text:p>1,73</text:p>
          </table:table-cell>
          <table:table-cell office:value-type="float" office:value="6969">
            <text:p>6969</text:p>
          </table:table-cell>
          <table:table-cell/>
          <table:table-cell table:formula="of:=[.E40]/[.F40]*1000" office:value-type="float" office:value="0.2482422155259">
            <text:p>0,24824221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>
            <text:p>0,4</text:p>
          </table:table-cell>
          <table:table-cell office:value-type="float" office:value="3499">
            <text:p>3499</text:p>
          </table:table-cell>
          <table:table-cell/>
          <table:table-cell table:formula="of:=[.E41]/[.F41]*1000" office:value-type="float" office:value="0.114318376679051">
            <text:p>0,11431837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4">
            <text:p>3,54</text:p>
          </table:table-cell>
          <table:table-cell office:value-type="float" office:value="10078">
            <text:p>10078</text:p>
          </table:table-cell>
          <table:table-cell/>
          <table:table-cell table:formula="of:=[.E42]/[.F42]*1000" office:value-type="float" office:value="0.351260170668783">
            <text:p>0,35126017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834">
            <text:p>5834</text:p>
          </table:table-cell>
          <table:table-cell/>
          <table:table-cell table:formula="of:=[.E43]/[.F43]*1000" office:value-type="float" office:value="0.191978059650326">
            <text:p>0,1919780597</text:p>
          </table:table-cell>
          <table:table-cell table:number-columns-repeated="4"/>
        </table:table-row>
        <table:table-row table:style-name="ro2">
          <table:table-cell office:value-type="string">
            <text:p>Spouse death opt</text:p>
          </table:table-cell>
          <table:table-cell table:number-columns-repeated="3"/>
          <table:table-cell office:value-type="float" office:value="1.2">
            <text:p>1,2</text:p>
          </table:table-cell>
          <table:table-cell office:value-type="float" office:value="7252">
            <text:p>7252</text:p>
          </table:table-cell>
          <table:table-cell/>
          <table:table-cell table:formula="of:=[.E44]/[.F44]*1000" office:value-type="float" office:value="0.165471594043023">
            <text:p>0,1654715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76">
            <text:p>3476</text:p>
          </table:table-cell>
          <table:table-cell/>
          <table:table-cell table:formula="of:=[.E45]/[.F45]*1000" office:value-type="float" office:value="0.0747986191024166">
            <text:p>0,07479861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3">
            <text:p>1,83</text:p>
          </table:table-cell>
          <table:table-cell office:value-type="float" office:value="8517">
            <text:p>8517</text:p>
          </table:table-cell>
          <table:table-cell/>
          <table:table-cell table:formula="of:=[.E46]/[.F46]*1000" office:value-type="float" office:value="0.21486438886932">
            <text:p>0,21486438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216">
            <text:p>5216</text:p>
          </table:table-cell>
          <table:table-cell/>
          <table:table-cell table:formula="of:=[.E47]/[.F47]*1000" office:value-type="float" office:value="0.111196319018405">
            <text:p>0,111196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6">
            <text:p>0,16</text:p>
          </table:table-cell>
          <table:table-cell office:value-type="float" office:value="2430">
            <text:p>2430</text:p>
          </table:table-cell>
          <table:table-cell/>
          <table:table-cell table:formula="of:=[.E48]/[.F48]*1000" office:value-type="float" office:value="0.065843621399177">
            <text:p>0,0658436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2728">
            <text:p>2728</text:p>
          </table:table-cell>
          <table:table-cell/>
          <table:table-cell table:formula="of:=[.E49]/[.F49]*1000" office:value-type="float" office:value="0.0659824046920821">
            <text:p>0,06598240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5">
            <text:p>0,25</text:p>
          </table:table-cell>
          <table:table-cell office:value-type="float" office:value="3219">
            <text:p>3219</text:p>
          </table:table-cell>
          <table:table-cell/>
          <table:table-cell table:formula="of:=[.E50]/[.F50]*1000" office:value-type="float" office:value="0.077663870767319">
            <text:p>0,07766387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6081">
            <text:p>6081</text:p>
          </table:table-cell>
          <table:table-cell/>
          <table:table-cell table:formula="of:=[.E51]/[.F51]*1000" office:value-type="float" office:value="0.146357506988982">
            <text:p>0,1463575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">
            <text:p>2,9</text:p>
          </table:table-cell>
          <table:table-cell office:value-type="float" office:value="10653">
            <text:p>10653</text:p>
          </table:table-cell>
          <table:table-cell/>
          <table:table-cell table:formula="of:=[.E52]/[.F52]*1000" office:value-type="float" office:value="0.272223786726744">
            <text:p>0,27222378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19460">
            <text:p>19460</text:p>
          </table:table-cell>
          <table:table-cell/>
          <table:table-cell table:formula="of:=[.E53]/[.F53]*1000" office:value-type="float" office:value="0.822199383350463">
            <text:p>0,82219938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3">
            <text:p>2,73</text:p>
          </table:table-cell>
          <table:table-cell office:value-type="float" office:value="10421">
            <text:p>10421</text:p>
          </table:table-cell>
          <table:table-cell/>
          <table:table-cell table:formula="of:=[.E54]/[.F54]*1000" office:value-type="float" office:value="0.261971020055657">
            <text:p>0,26197102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05">
            <text:p>3405</text:p>
          </table:table-cell>
          <table:table-cell/>
          <table:table-cell table:formula="of:=[.E55]/[.F55]*1000" office:value-type="float" office:value="0.0763582966226138">
            <text:p>0,07635829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3">
            <text:p>0,53</text:p>
          </table:table-cell>
          <table:table-cell office:value-type="float" office:value="5106">
            <text:p>5106</text:p>
          </table:table-cell>
          <table:table-cell/>
          <table:table-cell table:formula="of:=[.E56]/[.F56]*1000" office:value-type="float" office:value="0.103799451625539">
            <text:p>0,1037994516</text:p>
          </table:table-cell>
          <table:table-cell table:number-columns-repeated="4"/>
        </table:table-row>
        <table:table-row table:style-name="ro2">
          <table:table-cell office:value-type="string">
            <text:p>Interface Opt in births and spousematchmaking</text:p>
          </table:table-cell>
          <table:table-cell table:number-columns-repeated="3"/>
          <table:table-cell office:value-type="float" office:value="0.15">
            <text:p>0,15</text:p>
          </table:table-cell>
          <table:table-cell office:value-type="float" office:value="2777">
            <text:p>2777</text:p>
          </table:table-cell>
          <table:table-cell/>
          <table:table-cell table:formula="of:=[.E57]/[.F57]*1000" office:value-type="float" office:value="0.0540151242347857">
            <text:p>0,05401512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3">
            <text:p>0,33</text:p>
          </table:table-cell>
          <table:table-cell office:value-type="float" office:value="3847">
            <text:p>3847</text:p>
          </table:table-cell>
          <table:table-cell/>
          <table:table-cell table:formula="of:=[.E58]/[.F58]*1000" office:value-type="float" office:value="0.0857811281518066">
            <text:p>0,08578112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8">
            <text:p>1,48</text:p>
          </table:table-cell>
          <table:table-cell office:value-type="float" office:value="8878">
            <text:p>8878</text:p>
          </table:table-cell>
          <table:table-cell/>
          <table:table-cell table:formula="of:=[.E59]/[.F59]*1000" office:value-type="float" office:value="0.166704212660509">
            <text:p>0,16670421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46">
            <text:p>4,46</text:p>
          </table:table-cell>
          <table:table-cell office:value-type="float" office:value="13773">
            <text:p>13773</text:p>
          </table:table-cell>
          <table:table-cell/>
          <table:table-cell table:formula="of:=[.E60]/[.F60]*1000" office:value-type="float" office:value="0.323821970522036">
            <text:p>0,32382197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">
            <text:p>0,2</text:p>
          </table:table-cell>
          <table:table-cell office:value-type="float" office:value="3419">
            <text:p>3419</text:p>
          </table:table-cell>
          <table:table-cell/>
          <table:table-cell table:formula="of:=[.E61]/[.F61]*1000" office:value-type="float" office:value="0.0584966364434045">
            <text:p>0,0584966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2">
            <text:p>0,12</text:p>
          </table:table-cell>
          <table:table-cell office:value-type="float" office:value="2614">
            <text:p>2614</text:p>
          </table:table-cell>
          <table:table-cell/>
          <table:table-cell table:formula="of:=[.E62]/[.F62]*1000" office:value-type="float" office:value="0.0459066564651875">
            <text:p>0,04590665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4">
            <text:p>1,14</text:p>
          </table:table-cell>
          <table:table-cell office:value-type="float" office:value="8054">
            <text:p>8054</text:p>
          </table:table-cell>
          <table:table-cell/>
          <table:table-cell table:formula="of:=[.E63]/[.F63]*1000" office:value-type="float" office:value="0.141544574124659">
            <text:p>0,14154457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34">
            <text:p>1,34</text:p>
          </table:table-cell>
          <table:table-cell office:value-type="float" office:value="8455">
            <text:p>8455</text:p>
          </table:table-cell>
          <table:table-cell/>
          <table:table-cell table:formula="of:=[.E64]/[.F64]*1000" office:value-type="float" office:value="0.158486102897694">
            <text:p>0,15848610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609">
            <text:p>5609</text:p>
          </table:table-cell>
          <table:table-cell/>
          <table:table-cell table:formula="of:=[.E65]/[.F65]*1000" office:value-type="float" office:value="0.103405241576039">
            <text:p>0,10340524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5">
            <text:p>0,65</text:p>
          </table:table-cell>
          <table:table-cell office:value-type="float" office:value="6217">
            <text:p>6217</text:p>
          </table:table-cell>
          <table:table-cell/>
          <table:table-cell table:formula="of:=[.E66]/[.F66]*1000" office:value-type="float" office:value="0.104552034743445">
            <text:p>0,1045520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9">
            <text:p>0,29</text:p>
          </table:table-cell>
          <table:table-cell office:value-type="float" office:value="4230">
            <text:p>4230</text:p>
          </table:table-cell>
          <table:table-cell/>
          <table:table-cell table:formula="of:=[.E67]/[.F67]*1000" office:value-type="float" office:value="0.0685579196217494">
            <text:p>0,06855791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3">
            <text:p>0,23</text:p>
          </table:table-cell>
          <table:table-cell office:value-type="float" office:value="3548">
            <text:p>3548</text:p>
          </table:table-cell>
          <table:table-cell/>
          <table:table-cell table:formula="of:=[.E68]/[.F68]*1000" office:value-type="float" office:value="0.0648252536640361">
            <text:p>0,0648252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4">
            <text:p>2,54</text:p>
          </table:table-cell>
          <table:table-cell office:value-type="float" office:value="11430">
            <text:p>11430</text:p>
          </table:table-cell>
          <table:table-cell/>
          <table:table-cell table:formula="of:=[.E69]/[.F69]*1000" office:value-type="float" office:value="0.222222222222222">
            <text:p>0,22222222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.41">
            <text:p>18,41</text:p>
          </table:table-cell>
          <table:table-cell office:value-type="float" office:value="22871">
            <text:p>22871</text:p>
          </table:table-cell>
          <table:table-cell/>
          <table:table-cell table:formula="of:=[.E70]/[.F70]*1000" office:value-type="float" office:value="0.804949499366009">
            <text:p>0,8049494994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7">27.11.2021</text:date>, <text:time>22:46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21:13:12.72</meta:creation-date>
    <dc:date>2021-11-27T22:46:44.33</dc:date>
    <meta:editing-duration>PT1H12M22S</meta:editing-duration>
    <meta:editing-cycles>4</meta:editing-cycles>
    <meta:generator>OpenOffice/4.1.7$Win32 OpenOffice.org_project/417m1$Build-9800</meta:generator>
    <meta:document-statistic meta:table-count="3" meta:cell-count="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line" chart:style-name="ch1">
        <chart:legend chart:legend-position="end" svg:x="12.966cm" svg:y="4.187cm" style:legend-expansion="high" chart:style-name="ch2"/>
        <chart:plot-area chart:style-name="ch3" table:cell-range-address="Arkusz1.H15:Arkusz1.H100" svg:x="0.77cm" svg:y="0.851cm" svg:width="11.556cm" svg:height="7.549cm">
          <chartooo:coordinate-region svg:x="1.497cm" svg:y="1.063cm" svg:width="10.768cm" svg:height="6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H15:Arkusz1.H100" chart:class="chart:line"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281448602845">
                <text:p>1.70281448602845</text:p>
                <draw:g>
                  <svg:desc>Arkusz1.H15:Arkusz1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55354659249">
                <text:p>0.15855354659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160621761658">
                <text:p>0.23316062176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162811587694">
                <text:p>0.175162811587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467727674624">
                <text:p>0.141467727674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211453744493">
                <text:p>0.17621145374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2784184514">
                <text:p>0.1832784184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110065851364">
                <text:p>0.14111006585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825269560409">
                <text:p>0.295825269560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1067648412333">
                <text:p>0.161067648412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5674947044098">
                <text:p>0.215674947044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6130732735899">
                <text:p>0.21613073273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622568093385">
                <text:p>0.120622568093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785021342646">
                <text:p>0.201785021342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130221130221">
                <text:p>0.221130221130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3245574216977">
                <text:p>0.0953245574216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783845800826">
                <text:p>0.34878384580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3402541059808">
                <text:p>0.26340254105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597765363128">
                <text:p>0.167597765363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728908886389">
                <text:p>0.168728908886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0497357786758">
                <text:p>0.200497357786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2232648438764">
                <text:p>0.202232648438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36084452975">
                <text:p>0.12236084452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821428571429">
                <text:p>0.43482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0499603489294">
                <text:p>0.170499603489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82422155259">
                <text:p>0.2482422155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318376679051">
                <text:p>0.11431837667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1260170668783">
                <text:p>0.351260170668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978059650326">
                <text:p>0.191978059650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5471594043023">
                <text:p>0.165471594043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7986191024166">
                <text:p>0.0747986191024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486438886932">
                <text:p>0.21486438886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1196319018405">
                <text:p>0.111196319018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59824046920821">
                <text:p>0.0659824046920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663870767319">
                <text:p>0.077663870767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357506988982">
                <text:p>0.146357506988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2223786726744">
                <text:p>0.272223786726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2199383350463">
                <text:p>0.822199383350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1971020055657">
                <text:p>0.261971020055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3582966226138">
                <text:p>0.0763582966226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799451625539">
                <text:p>0.103799451625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0151242347857">
                <text:p>0.0540151242347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7811281518066">
                <text:p>0.08578112815180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704212660509">
                <text:p>0.166704212660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3821970522036">
                <text:p>0.323821970522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966364434045">
                <text:p>0.058496636443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9066564651875">
                <text:p>0.045906656465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1544574124659">
                <text:p>0.1415445741246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8486102897694">
                <text:p>0.158486102897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3405241576039">
                <text:p>0.103405241576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4552034743445">
                <text:p>0.104552034743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5579196217494">
                <text:p>0.0685579196217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48252536640361">
                <text:p>0.0648252536640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04949499366009">
                <text:p>0.804949499366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